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2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20pt" style:font-size-asian="20pt" style:font-size-complex="2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font-weight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style:style style:name="T6" style:family="text">
      <style:text-properties style:font-name="ArialMT"/>
    </style:style>
    <style:style style:name="T7" style:family="text">
      <style:text-properties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8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9" style:family="text">
      <style:text-properties fo:color="#2f2f2f" style:font-name="ArialMT" fo:font-size="10pt" style:font-name-asian="ArialMT" style:font-size-asian="10pt" style:font-name-complex="ArialMT" style:font-size-complex="10pt"/>
    </style:style>
    <style:style style:name="T10" style:family="text">
      <style:text-properties fo:color="#2f2f2f" style:font-name="ArialMT" style:font-name-asian="ArialMT" style:font-name-complex="ArialMT"/>
    </style:style>
    <style:style style:name="T11" style:family="text">
      <style:text-properties style:font-name-asian="ArialMT"/>
    </style:style>
    <style:style style:name="T12" style:family="text">
      <style:text-properties style:font-name-complex="ArialMT"/>
    </style:style>
    <style:style style:name="T13" style:family="text">
      <style:text-properties fo:font-size="12pt"/>
    </style:style>
    <style:style style:name="T14" style:family="text">
      <style:text-properties style:font-size-asian="12pt"/>
    </style:style>
    <style:style style:name="T15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ocolate-Hazelnut Drop Cookies</text:p>
      <text:p text:style-name="Standard">Makes: 38 to 40 cookies</text:p>
      <text:p text:style-name="Standard"/>
      <text:p text:style-name="P4">Ingredients</text:p>
      <text:p text:style-name="P3">1 cup (2 sticks) butter, at room temperature</text:p>
      <text:p text:style-name="P3">¼ <text:s/>cup plus 1 cup powdered sugar</text:p>
      <text:p text:style-name="P3">1 teaspoon pure vanilla extract</text:p>
      <text:p text:style-name="P3">2 cups flour</text:p>
      <text:p text:style-name="P3">½ <text:s/>cup chocolate-hazelnut spread, at room temperature (recommended: Nutella)</text:p>
      <text:p text:style-name="P3"/>
      <text:p text:style-name="P4">Directions</text:p>
      <text:p text:style-name="P3">For the cookies: Place an oven rack in the center of the oven. Preheat the oven to 350 degrees F. Line 3 baking sheets with parchment paper or silicone liners. Set aside.</text:p>
      <text:p text:style-name="P3">In a stand mixer fitted with the paddle attachment, beat the butter and sugar on high speed until light and fluffy, 2 to 3 minutes. Beat in the vanilla. With the machine running, gradually add the flour until incorporated. Beat in the chocolate-hazelnut spread. Using a small cookie scoop or a tablespoon, drop 12 balls of dough onto each baking sheet. Bake until the bottoms of the cookies flatten out slightly, 10 to 12 minutes. Cool for 5 minutes and transfer to a wire rack to cool completely, about 30 minutes.</text:p>
      <text:p text:style-name="P3">Place 1 cup of powdered sugar in a medium bowl. In batches, roll the cookies in the sugar until coated. Store in an airtight container at room temperatur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16:43:28</meta:creation-date>
    <meta:document-statistic meta:table-count="0" meta:image-count="0" meta:object-count="0" meta:page-count="1" meta:paragraph-count="12" meta:word-count="193" meta:character-count="1110"/>
    <dc:date>2011-08-10T16:47:15</dc:date>
    <dc:creator>Robert Houk</dc:creator>
    <meta:editing-duration>PT00H03M47S</meta:editing-duration>
    <meta:editing-cycles>1</meta:editing-cycles>
    <meta:generator>OpenOffice.org/3.2$Unix OpenOffice.org_project/320m18$Build-9502</meta:generator>
  </office:meta>
</office:document-meta>
</file>